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1">
      <style:paragraph-properties fo:break-before="page"/>
    </style:style>
    <style:style style:name="P5" style:family="paragraph" style:parent-style-name="Heading_20_2"/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Dynamic Objects</text:p>
      <text:p text:style-name="P1"/>
      <text:p text:style-name="P1">Release Notes</text:p>
      <text:p text:style-name="P1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7">Contents</text:p>
          </text:index-title>
          <text:p text:style-name="P8"><text:s/>1 Releases<text:tab/>3</text:p>
          <text:p text:style-name="P6"><text:s/>1.1 V1.0.0<text:tab/>3</text:p>
        </text:index-body>
      </text:table-of-content>
      <text:p text:style-name="Standard"/>
      <text:h text:style-name="P4" text:outline-level="1">Releases</text:h>
      <text:h text:style-name="Heading_20_2" text:outline-level="2">V1.0.0</text:h>
      <text:p text:style-name="Text_20_body"/>
      <text:p text:style-name="Text_20_body">Date: 24.02.2013</text:p>
      <text:p text:style-name="Text_20_body">Type: Release</text:p>
      <text:p text:style-name="Text_20_body"/>
      <text:p text:style-name="Text_20_body">Includes Components</text:p>
      <text:list xml:id="list30406181" text:style-name="L1">
        <text:list-item>
          <text:p text:style-name="P2">OS.Toolbox.DynamicObjects.dll<text:tab/><text:tab/>1.1.00013.05501</text:p>
        </text:list-item>
      </text:list>
      <text:p text:style-name="Text_20_body"/>
      <text:p text:style-name="Text_20_body">New Features</text:p>
      <text:list xml:id="list30387699" text:style-name="L2">
        <text:list-item>
          <text:p text:style-name="P3">Dynamic Table</text:p>
          <text:list>
            <text:list-item>
              <text:p text:style-name="P3">Creation of a table</text:p>
            </text:list-item>
            <text:list-item>
              <text:p text:style-name="P3">Set and get row and columns</text:p>
            </text:list-item>
            <text:list-item>
              <text:p text:style-name="P3">Export to CSV</text:p>
            </text:list-item>
            <text:list-item>
              <text:p text:style-name="P3">Import from CSV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27S</meta:editing-duration>
    <meta:editing-cycles>4</meta:editing-cycles>
    <meta:generator>OpenOffice.org/3.2$Win32 OpenOffice.org_project/320m12$Build-9483</meta:generator>
    <dc:date>2013-02-24T10:28:26.86</dc:date>
    <meta:document-statistic meta:table-count="0" meta:image-count="0" meta:object-count="0" meta:page-count="3" meta:paragraph-count="17" meta:word-count="49" meta:character-count="283"/>
    <meta:user-defined meta:name="Info 1"/>
    <meta:user-defined meta:name="Info 2"/>
    <meta:user-defined meta:name="Info 3"/>
    <meta:user-defined meta:name="Info 4"/>
  </office:meta>
</office:document-meta>
</file>